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5.547cm" style:use-optimal-column-width="false"/>
    </style:style>
    <style:style style:name="co2" style:family="table-column">
      <style:table-column-properties style:column-width="7.126cm" style:use-optimal-column-width="false"/>
    </style:style>
    <style:style style:name="co3" style:family="table-column">
      <style:table-column-properties style:column-width="232.341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bold" style:font-name-asian="Alvi Nastaleeq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Alvi Nastaleeq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/>
      <style:text-properties style:font-name="Alvi Nastaleeq" fo:font-size="200pt" fo:font-weight="bold" style:font-name-asian="Alvi Nastaleeq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Alvi Nastaleeq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Alvi Nastaleeq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Alvi Nastaleeq" fo:font-size="200pt" style:font-name-asian="Alvi Nastaleeq" style:font-size-asian="200pt" style:font-name-complex="Alvi Nastaleeq" style:font-size-complex="200pt"/>
    </style:style>
    <style:style style:name="T4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55.013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ویرنا مَیں تیری قبر بناواں یا شام نوں جاواں</text:span><text:span text:style-name="T1"><text:line-break/></text:span><text:span text:style-name="T1">کہوے زینب اُجڑی جنگ کربلا دی مُک گئی لُٹیاں گئیاں رِداواں</text:span></text:p>
              </table:table-cell>
              <table:table-cell table:style-name="ce2"/>
              <table:table-cell table:style-name="ce3">
                <text:p text:style-name="P2"><text:span text:style-name="T2">Veerna main teri qabar banawan ya shaam nu jaawan</text:span><text:span text:style-name="T2"><text:line-break/></text:span><text:span text:style-name="T2">Kavay Zainab ujri jang Karbala di mukk gayi lutiyan gayian ridaawan</text:span></text:p>
              </table:table-cell>
            </table:table-row>
            <table:table-row table:style-name="ro2">
              <table:table-cell table:style-name="ce4">
                <text:p text:style-name="P3"><text:span text:style-name="T3">کیویں شام لے جاواں سجاد بیمار اے</text:span><text:span text:style-name="T3"><text:line-break/></text:span><text:span text:style-name="T3">ہوش نہیں آوندی ایس نوں ایہہ سخت لاچار اے</text:span><text:span text:style-name="T3"><text:line-break/></text:span><text:span text:style-name="T3">مینوں سمجھ نہیں آوندی ویرن ڈسا مَیں کیویں اینوں موت توں بچاواں</text:span></text:p>
              </table:table-cell>
              <table:table-cell table:style-name="ce5">
                <text:p text:style-name="P4"><text:span text:style-name="T4">1</text:span></text:p>
              </table:table-cell>
              <table:table-cell table:style-name="ce3">
                <text:p text:style-name="P2"><text:span text:style-name="T2">Kiwen shaam lay jawan Sajjad beemar ay</text:span><text:span text:style-name="T2"><text:line-break/></text:span><text:span text:style-name="T2">Hosh nai aundi ess nu eh sakht lachaar ay</text:span><text:span text:style-name="T2"><text:line-break/></text:span><text:span text:style-name="T2">Mainu samajh nai aundi veeran disaa main kiwen ennu maut ton bachawan</text:span></text:p>
              </table:table-cell>
            </table:table-row>
            <table:table-row table:style-name="ro2">
              <table:table-cell table:style-name="ce4">
                <text:p text:style-name="P3"><text:span text:style-name="T3">پا پا خاک سِراں وچ ایس وال لُكائے</text:span><text:span text:style-name="T3"><text:line-break/></text:span><text:span text:style-name="T3">اُمت نے رسیاں دے سانوں زِیور پائے</text:span><text:span text:style-name="T3"><text:line-break/></text:span><text:span text:style-name="T3">مَیں سُنیا اے ویرن ہائے شام دے شہر دیاں بوؤں اوکھیاں نے راہواں</text:span></text:p>
              </table:table-cell>
              <table:table-cell table:style-name="ce5">
                <text:p text:style-name="P4"><text:span text:style-name="T4">2</text:span></text:p>
              </table:table-cell>
              <table:table-cell table:style-name="ce3">
                <text:p text:style-name="P2"><text:span text:style-name="T2">Paa paa khaak sirran vich ess vaal lukaaye</text:span><text:span text:style-name="T2"><text:line-break/></text:span><text:span text:style-name="T2">Ummat nay rasiyan day sanu zewar paaye</text:span><text:span text:style-name="T2"><text:line-break/></text:span><text:span text:style-name="T2">Main suneya eh veeran hayee shaam day shehar diyan bohat okhiyan nay rahwan</text:span></text:p>
              </table:table-cell>
            </table:table-row>
            <table:table-row table:style-name="ro2">
              <table:table-cell table:style-name="ce4">
                <text:p text:style-name="P3"><text:span text:style-name="T3">اونٹھ توں مَیں لتھ پئی آں پر رونئی سکدی</text:span><text:span text:style-name="T3"><text:line-break/></text:span><text:span text:style-name="T3">لاش اُتے پتھراں دا مَیں ڈھیر ہاں تکدی</text:span><text:span text:style-name="T3"><text:line-break/></text:span><text:span text:style-name="T3">میرے ہتھ پابند ہن کیویں لاش توں مَیں تیری پتھراں نوں آہٹاواں</text:span></text:p>
              </table:table-cell>
              <table:table-cell table:style-name="ce5">
                <text:p text:style-name="P4"><text:span text:style-name="T4">3</text:span></text:p>
              </table:table-cell>
              <table:table-cell table:style-name="ce3">
                <text:p text:style-name="P2"><text:span text:style-name="T2">Uth ton main lath payi aan par ro nai sakdi</text:span><text:span text:style-name="T2"><text:line-break/></text:span><text:span text:style-name="T2">Laash uttay pathran da main dher han takdi</text:span><text:span text:style-name="T2"><text:line-break/></text:span><text:span text:style-name="T2">Meray hath paband hin kiwen laash ton main teri pathran nu aa hathawan</text:span></text:p>
              </table:table-cell>
            </table:table-row>
            <table:table-row table:style-name="ro2">
              <table:table-cell table:style-name="ce4">
                <text:p text:style-name="P3"><text:span text:style-name="T3">شام شہر وِچ کس نے ساڈے پردے بنانڑے</text:span><text:span text:style-name="T3"><text:line-break/></text:span><text:span text:style-name="T3">ملعوناں دے مجمے ساڈے راہ چوں ہٹانڑے</text:span><text:span text:style-name="T3"><text:line-break/></text:span><text:span text:style-name="T3">میرا غازی ویرن جا نہر دے کنارے سمیاں کٹا کے بانواں</text:span></text:p>
              </table:table-cell>
              <table:table-cell table:style-name="ce5">
                <text:p text:style-name="P4"><text:span text:style-name="T4">4</text:span></text:p>
              </table:table-cell>
              <table:table-cell table:style-name="ce3">
                <text:p text:style-name="P2"><text:span text:style-name="T2">Shaam shehar vich kis nay saday parday banaunayy</text:span><text:span text:style-name="T2"><text:line-break/></text:span><text:span text:style-name="T2">Maloona day majmay saday raah chon hathaunay</text:span><text:span text:style-name="T2"><text:line-break/></text:span><text:span text:style-name="T2">Mera Ghazi veeran jaa nehar day kinaray sonweya kataa kay bahwaan </text:span></text:p>
              </table:table-cell>
            </table:table-row>
            <table:table-row table:style-name="ro2">
              <table:table-cell table:style-name="ce4">
                <text:p text:style-name="P3"><text:span text:style-name="T3">اختر دُنیا فانی اِک دِن مُک جانی</text:span><text:span text:style-name="T3"><text:line-break/></text:span><text:span text:style-name="T3">رینی اے دو جگ تے سیّداں دی کہانی</text:span><text:span text:style-name="T3"><text:line-break/></text:span><text:span text:style-name="T3">لکھ روکے دُنیا پُرسے نوں قائم رکھناں زہرا دیاں دُعاواں</text:span></text:p>
              </table:table-cell>
              <table:table-cell table:style-name="ce5">
                <text:p text:style-name="P4"><text:span text:style-name="T4">5</text:span></text:p>
              </table:table-cell>
              <table:table-cell table:style-name="ce3">
                <text:p text:style-name="P2"><text:span text:style-name="T2">Akhtar dunya faani ek din mukk jaani</text:span><text:span text:style-name="T2"><text:line-break/></text:span><text:span text:style-name="T2">Rehni eh do jag tay syedan di kahani</text:span><text:span text:style-name="T2"><text:line-break/></text:span><text:span text:style-name="T2">Lakh ro kay dunya pursay nu qaim rakhna Zahra diyan duawaa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55.01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1:15.356331300</dc:date>
    <meta:editing-duration>PT1H5M25S</meta:editing-duration>
    <meta:editing-cycles>20</meta:editing-cycles>
    <meta:generator>LibreOffice/25.2.4.3$Windows_X86_64 LibreOffice_project/33e196637044ead23f5c3226cde09b47731f7e27</meta:generator>
    <meta:document-statistic meta:object-count="1"/>
  </office:meta>
</office:document-meta>
</file>